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InetSocketAddres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SocketAddressFieldTest.test_codec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etSocketAddress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etSocketAddress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